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ligra="http://www.calligra.org/2005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8.578in"/>
    </style:style>
    <style:style style:name="co3" style:family="table-column">
      <style:table-column-properties fo:break-before="auto" style:column-width="0.278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39in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1f1c1b"/>
    </style:style>
    <style:style style:name="ce2" style:family="table-cell" style:parent-style-name="Default">
      <style:text-properties fo:color="#1f1c1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1f1c1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UDF&lt;c&gt;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f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7" office:value-type="string">
            <text:p>(0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m</text:p>
          </table:table-cell>
          <table:table-cell office:value-type="string">
            <text:p><text:s text:c="2"/>CPS&lt;effect&gt;,&lt;iflags&gt;{,#&lt;mode&gt;} CPS#&lt;mode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6" office:value-type="string">
            <text:p>(0)</text:p>
          </table:table-cell>
          <table:table-cell office:value-type="string">
            <text:p>E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SETEND &lt;endian specifier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I [&lt;Rn&gt;,#+/-&lt;imm12&gt;] PLI &lt;label&gt; PLI 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9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CLREX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2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S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4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M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string">
            <text:p>(1)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ISB 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D{W} [&lt;Rn&gt;,#+/-&lt;imm12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6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PLD &lt;label&gt; PLD 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7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LI [&lt;Rn&gt;,+/-&lt;Rm&gt;{,&lt;sift&gt;}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1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LD{W} [&lt;Rn&gt;,+/-&lt;Rm&gt;{,&lt;sift&gt;}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8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9" office:value-type="string">
            <text:p>(0)</text:p>
          </table:table-cell>
          <table:table-cell office:value-type="string">
            <text:p><text:s text:c="2"/>RFE{&lt;amode&gt;} &lt;Rn&gt;{!}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3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5" office:value-type="string">
            <text:p>(0)</text:p>
          </table:table-cell>
          <table:table-cell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(1)</text:p>
          </table:table-cell>
          <table:table-cell table:number-columns-repeated="3" office:value-type="string">
            <text:p>(0)</text:p>
          </table:table-cell>
          <table:table-cell table:number-columns-repeated="5" office:value-type="string">
            <text:p>m</text:p>
          </table:table-cell>
          <table:table-cell office:value-type="string">
            <text:p><text:s text:c="2"/>SRS{&lt;amode&gt;} SP{!},#&lt;mode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6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LX &lt;label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U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N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A{S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O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AAL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U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LS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SP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D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D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B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{S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T&lt;c&gt; &lt;Rt&gt;,[&lt;Rn&gt;],+/-&lt;Rm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T&lt;c&gt; &lt;Rt&gt;,[&lt;Rn&gt;],{,#+/-&lt;imm8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&lt;x&gt;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ST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W&lt;y&gt;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W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BKPT 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XJ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LX&lt;c&gt; 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TEQ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&lt;x&gt;&lt;y&gt;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ADD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HVC 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P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L&lt;x&gt;&lt;y&gt;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0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DSUB&lt;c&gt; &lt;Rd&gt;,&lt;R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(1)</text:p>
          </table:table-cell>
          <table:table-cell office:value-type="string">
            <text:p>(0)</text:p>
          </table:table-cell>
          <table:table-cell office:value-type="string">
            <text:p><text:s text:c="2"/>ERET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MC&lt;c&gt; #&lt;imm4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LZ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CMN&lt;c&gt; 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WP{B}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banked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(0)</text:p>
          </table:table-cell>
          <table:table-cell office:value-type="string">
            <text:p><text:s text:c="2"/>MRS&lt;c&gt; &lt;Rd&gt;,&lt;spec reg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office:value-type="string">
            <text:p>(0)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spec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2" office:value-type="string">
            <text:p>(0)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MSR&lt;c&gt; &lt;banked reg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R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D&lt;c&gt; &lt;Rd&gt;,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D&lt;c&gt; &lt;Rt&gt;,&lt;Rt2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OV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X{S}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L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AS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OR{S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L{S}&lt;c&gt; &lt;Rd&gt;,&lt;Rm&gt;,#&lt;imm5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AS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OR{S}&lt;c&gt; &lt;Rd&gt;,&lt;Rm&gt;,#&lt;im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B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B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BIC{S}&lt;c&gt; &lt;Rd&gt;,&lt;Rn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office:value-type="string">
            <text:p><text:s text:c="2"/>STREx&lt;c&gt; &lt;Rd&gt;,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office:value-type="string">
            <text:p><text:s text:c="2"/>LDREx&lt;c&gt; &lt;Rt&gt;,[&lt;Rn&gt;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,&lt;type&gt;,&lt;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MVN{S}&lt;c&gt; &lt;Rd&gt;,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&lt;opc1&gt;S&lt;c&gt; PC,&lt;Rn&gt;,&lt;Rm&gt;{,&lt;sift&gt;} &lt;opc2&gt;S&lt;c&gt; PC,&lt;Rm&gt;{,&lt;sift&gt;} &lt;opc3&gt;S&lt;c&gt; PC,&lt;Rn&gt;,#&lt;const&gt; RRXS&lt;c&gt; PC,&lt;Rn&gt;</text:p>
          </table:table-cell>
          <table:table-cell table:style-name="ce2" office:value-type="string">
            <text:p><text:s/>A2</text:p>
          </table:table-cell>
          <table:table-cell office:value-type="string">
            <text:p><text:s/>B9.3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H&lt;c&gt; &lt;Rt&gt;,[&lt;Rn&gt;,+/-&lt;Rm&gt;]{!} ST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D&lt;c&gt; &lt;Rt&gt;,&lt;Rt2&gt;,[&lt;Rn&gt;,+/-&lt;Rm&gt;]{!} LD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D&lt;c&gt; &lt;Rt&gt;,&lt;Rt2&gt;,[&lt;Rn&gt;,+/-&lt;Rm&gt;]{!} STRD&lt;c&gt; &lt;Rt&gt;,&lt;Rt2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H&lt;c&gt; &lt;Rt&gt;,[&lt;Rn&gt;,+/-&lt;Rm&gt;]{!} LDRH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B&lt;c&gt; &lt;Rt&gt;,[&lt;Rn&gt;,+/-&lt;Rm&gt;]{!} LDRSB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S&lt;c&gt; &lt;Rt&gt;,[&lt;Rn&gt;,+/-&lt;Rm&gt;]{!} LDRS&lt;c&gt; &lt;Rt&gt;,[&lt;Rn&gt;],+/-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H&lt;c&gt; &lt;Rt&gt;,[&lt;Rn&gt;{,#+/-&lt;imm8&gt;}] STRH&lt;c&gt; &lt;Rt&gt;,[&lt;Rn&gt;],#+/-&lt;imm8&gt; ST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[&lt;Rn&gt;{,#+/-&lt;imm8&gt;}] LDRD&lt;c&gt; &lt;Rt&gt;,&lt;Rt2&gt;,[&lt;Rn&gt;],#+/-&lt;imm8&gt; LD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STRD&lt;c&gt; &lt;Rt&gt;,&lt;Rt2&gt;,[&lt;Rn&gt;{,#+/-&lt;imm8&gt;}] STRD&lt;c&gt; &lt;Rt&gt;,&lt;Rt2&gt;,[&lt;Rn&gt;],#+/-&lt;imm8&gt; STRD&lt;c&gt; &lt;Rt&gt;,&lt;Rt2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&lt;label&gt; LDRH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&lt;label&gt; LDRSB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&lt;label&gt; LDRS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H&lt;c&gt; &lt;Rt&gt;,[&lt;Rn&gt;{,#+/-&lt;imm8&gt;}] LDRH&lt;c&gt; &lt;Rt&gt;,[&lt;Rn&gt;],#+/-&lt;imm8&gt; LDRH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B&lt;c&gt; &lt;Rt&gt;,[&lt;Rn&gt;{,#+/-&lt;imm8&gt;}] LDRSB&lt;c&gt; &lt;Rt&gt;,[&lt;Rn&gt;],#+/-&lt;imm8&gt; LDRSB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S&lt;c&gt; &lt;Rt&gt;,[&lt;Rn&gt;{,#+/-&lt;imm8&gt;}] LDRS&lt;c&gt; &lt;Rt&gt;,[&lt;Rn&gt;],#+/-&lt;imm8&gt; LDRS&lt;c&gt; &lt;Rt&gt;,[&lt;Rn&gt;,#+/-&lt;imm8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8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(1)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office:value-type="string">
            <text:p><text:s text:c="2"/>LDRD&lt;c&gt; &lt;Rt&gt;,&lt;Rt2&gt;,&lt;label&gt; LDRD&lt;c&gt; &lt;Rt&gt;,&lt;Rt2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ND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EOR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R&lt;c&gt; &lt;Rd&gt;,&lt;label bef&gt; SUB &lt;Rd&gt;,PC,#0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UB{S}&lt;c&gt; &lt;Rd&gt;,SP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UB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B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R&lt;c&gt; &lt;Rd&gt;,&lt;label af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D{S}&lt;c&gt; &lt;Rd&gt;,SP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D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AD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B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W&lt;c&gt; &lt;Rd&gt;,#&lt;imm16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0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TST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 text:c="2"/>NOP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YIELD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 text:c="2"/>WFE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2"/>WFI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SEV&lt;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(0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y</text:p>
          </table:table-cell>
          <table:table-cell office:value-type="string">
            <text:p><text:s text:c="2"/>DBG&lt;c&gt; #&lt;optio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SR&lt;c&gt; &lt;spec reg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TEQ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T&lt;c&gt; &lt;Rd&gt;,#&lt;imm16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CMP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(0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CMN&lt;c&gt; 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table:number-columns-repeated="4" office:value-type="string">
            <text:p>(1)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SR&lt;c&gt; &lt;spec reg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ORR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OV{S}&lt;c&gt; &lt;Rd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0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BIC{S}&lt;c&gt; &lt;Rd&gt;,&lt;Rn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4" office:value-type="string">
            <text:p>(0)</text:p>
          </table:table-cell>
          <table:table-cell table:number-columns-repeated="4" office:value-type="string">
            <text:p>d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MVN{S}&lt;c&gt; &lt;Rd&gt;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1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float" office:value="1">
            <text:p>1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&lt;opc1&gt;S&lt;c&gt; PC,&lt;Rn&gt;,#&lt;const&gt; &lt;opc2&gt;S&lt;c&gt; PC,#&lt;const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POP&lt;c&gt; &lt;registers&gt;,&lt;Rt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T&lt;c&gt; &lt;Rt&gt;,[&lt;Rn&gt;],{,+/-&lt;imm12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T&lt;c&gt; &lt;Rt&gt;,[&lt;Rn&gt;],{,#+/-&lt;imm12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9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BT&lt;c&gt; &lt;Rt&gt;,[&lt;Rn&gt;],#+/-&lt;imm12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T&lt;c&gt; &lt;Rt&gt;,[&lt;Rn&gt;],#+/-&lt;imm12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PUSH&lt;c&gt; &lt;registers&gt;,&lt;Rt&gt;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1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&lt;c&gt; &lt;Rt&gt;,[&lt;Rn&gt;{,#+/-&lt;imm12&gt;}] STR&lt;c&gt; &lt;Rt&gt;,[&lt;Rn&gt;],#+/-&lt;imm12&gt; STR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&lt;c&gt; &lt;Rt&gt;,&lt;label&gt; LDR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&lt;c&gt; &lt;Rt&gt;,[&lt;Rn&gt;{,#+/-&lt;imm12&gt;}] LDR&lt;c&gt; &lt;Rt&gt;,[&lt;Rn&gt;],#+/-&lt;imm12&gt; LDR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STRB&lt;c&gt; &lt;Rt&gt;,[&lt;Rn&gt;{,#+/-&lt;imm12&gt;}] STRB&lt;c&gt; &lt;Rt&gt;,[&lt;Rn&gt;],#+/-&lt;imm12&gt; STRB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&lt;c&gt; &lt;Rt&gt;,&lt;label&gt; LDRB&lt;c&gt; &lt;Rt&gt;,[PC,#-0]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12" office:value-type="string">
            <text:p>x</text:p>
          </table:table-cell>
          <table:table-cell office:value-type="string">
            <text:p><text:s text:c="2"/>LDRB&lt;c&gt; &lt;Rt&gt;,[&lt;Rn&gt;{,#+/-&lt;imm12&gt;}] LDRB&lt;c&gt; &lt;Rt&gt;,[&lt;Rn&gt;],#+/-&lt;imm12&gt; LDRB&lt;c&gt; &lt;Rt&gt;,[&lt;Rn&gt;,#+/-&lt;imm12&gt;]!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Q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S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AX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16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AD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HSUB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PKHBT&lt;c&gt; &lt;Rd&gt;,&lt;Rn&gt;,&lt;Rm&gt;{,LSL#&lt;imm&gt;} PKHTB&lt;c&gt; &lt;Rd&gt;,&lt;Rn&gt;,&lt;Rm&gt;{,ASR#&lt;imm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EL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16&lt;c&gt; &lt;Rd&gt;,#&lt;imm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EV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V16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SAT&lt;c&gt; &lt;Rd&gt;,#&lt;imm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16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16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B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16&lt;c&gt; &lt;Rd&gt;,#&lt;imm4&gt;,&lt;Rn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B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H&lt;c&gt; &lt;Rd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d</text:p>
          </table:table-cell>
          <table:table-cell table:number-columns-repeated="2" office:value-type="string">
            <text:p>R</text:p>
          </table:table-cell>
          <table:table-cell table:number-columns-repeated="2"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UXTAH&lt;c&gt; &lt;Rd&gt;,&lt;Rn&gt;,&lt;Rm&gt;{,&lt;rotation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7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RBIT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EVs&lt;c&gt; &lt;Rd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4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string">
            <text:p>i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x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T&lt;c&gt; &lt;Rd&gt;,#&lt;imm5&gt;,&lt;Rn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9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20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T&lt;c&gt; &lt;Rt&gt;,[&lt;Rn&gt;],+/-&lt;Rm&gt;{,&lt;sift&gt;}</text:p>
          </table:table-cell>
          <table:table-cell table:style-name="ce2" office:value-type="string">
            <text:p><text:s/>A2</text:p>
          </table:table-cell>
          <table:table-cell office:value-type="string">
            <text:p><text:s/>A8.8.7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A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USD{X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7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D{X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(1)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DIV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A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string">
            <text:p>h</text:p>
          </table:table-cell>
          <table:table-cell table:number-columns-repeated="4" office:value-type="string">
            <text:p>l</text:p>
          </table:table-cell>
          <table:table-cell table:number-columns-repeated="4"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LSLD{X}&lt;c&gt; &lt;RdLo&gt;,&lt;RdHi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UL{R}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A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MMLS{R}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8&lt;c&gt; &lt;Rd&gt;,&lt;Rn&gt;,&lt;Rm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string">
            <text:p>d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m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SADA8&lt;c&gt; &lt;Rd&gt;,&lt;Rn&gt;,&lt;Rm&gt;,&lt;Ra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6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S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64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<text:s text:c="2"/>BFC&lt;c&gt; &lt;Rd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string">
            <text:p>b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BFI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string">
            <text:p>w</text:p>
          </table:table-cell>
          <table:table-cell table:number-columns-repeated="4" office:value-type="string">
            <text:p>d</text:p>
          </table:table-cell>
          <table:table-cell table:number-columns-repeated="5"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string">
            <text:p><text:s text:c="2"/>UBFX&lt;c&gt; &lt;Rd&gt;,&lt;Rn&gt;,#&lt;lsb&gt;,#&lt;width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4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&lt;c&gt; &lt;Rt&gt;,[&lt;Rn&gt;,+/-&lt;Rm&gt;{,&lt;sift&gt;}]{!} ST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&lt;c&gt; &lt;Rt&gt;,[&lt;Rn&gt;,+/-&lt;Rm&gt;{,&lt;sift&gt;}]{!} LDR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STRB&lt;c&gt; &lt;Rt&gt;,[&lt;Rn&gt;,+/-&lt;Rm&gt;{,&lt;sift&gt;}]{!} ST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4" office:value-type="string">
            <text:p>t</text:p>
          </table:table-cell>
          <table:table-cell table:number-columns-repeated="5" office:value-type="string">
            <text:p>x</text:p>
          </table:table-cell>
          <table:table-cell table:number-columns-repeated="2"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m</text:p>
          </table:table-cell>
          <table:table-cell office:value-type="string">
            <text:p><text:s text:c="2"/>LDRB&lt;c&gt; &lt;Rt&gt;,[&lt;Rn&gt;,+/-&lt;Rm&gt;{,&lt;sift&gt;}]{!} LDRB&lt;c&gt; &lt;Rt&gt;,[&lt;Rn&gt;],+/-&lt;Rm&gt;{,&lt;sift&gt;}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7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DA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DA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POP&lt;c&gt; 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99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5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PUs&lt;c&gt; 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33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D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D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0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I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02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LDMIB&lt;c&gt; &lt;Rn&gt;{!}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61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15" office:value-type="string">
            <text:p>L</text:p>
          </table:table-cell>
          <table:table-cell office:value-type="string">
            <text:p><text:s text:c="2"/>LDM{&lt;amode&gt;}&lt;c&gt; &lt;Rn&gt;{!},&lt;registers with p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</text:p>
          </table:table-cell>
          <table:table-cell table:number-columns-repeated="16" office:value-type="string">
            <text:p>L</text:p>
          </table:table-cell>
          <table:table-cell office:value-type="string">
            <text:p><text:s text:c="2"/>STM{&lt;amode&gt;}&lt;c&gt; &lt;Rn&gt;,&lt;registers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17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P</text:p>
          </table:table-cell>
          <table:table-cell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(0)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</text:p>
          </table:table-cell>
          <table:table-cell office:value-type="float" office:value="0">
            <text:p>0</text:p>
          </table:table-cell>
          <table:table-cell table:number-columns-repeated="15" office:value-type="string">
            <text:p>L</text:p>
          </table:table-cell>
          <table:table-cell office:value-type="string">
            <text:p><text:s text:c="2"/>LDM{&lt;amode&gt;}&lt;c&gt; &lt;Rn&gt;,&lt;registers without pc&gt;</text:p>
          </table:table-cell>
          <table:table-cell table:style-name="ce2" office:value-type="string">
            <text:p><text:s/>A1</text:p>
          </table:table-cell>
          <table:table-cell office:value-type="string">
            <text:p><text:s/>B9.3.6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&lt;c&gt; &lt;label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18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BL&lt;c&gt; &lt;label&gt;</text:p>
          </table:table-cell>
          <table:table-cell table:style-name="ce2" office:value-type="string">
            <text:p><text:s/>A1</text:p>
          </table:table-cell>
          <table:table-cell office:value-type="string">
            <text:p><text:s/>A8.8.25</text:p>
          </table:table-cell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4" office:value-type="float" office:value="1">
            <text:p>1</text:p>
          </table:table-cell>
          <table:table-cell table:number-columns-repeated="24" office:value-type="string">
            <text:p>x</text:p>
          </table:table-cell>
          <table:table-cell office:value-type="string">
            <text:p><text:s text:c="2"/>SVC&lt;c&gt;_#&lt;imm24&gt;</text:p>
          </table:table-cell>
          <table:table-cell table:style-name="ce3" office:value-type="string">
            <text:p><text:s/>A1</text:p>
          </table:table-cell>
          <table:table-cell office:value-type="string">
            <text:p><text:s/>A8.8.228</text:p>
          </table:table-cell>
        </table:table-row>
        <table:table-row table:style-name="ro1" table:number-rows-repeated="1048310">
          <table:table-cell table:number-columns-repeated="35"/>
        </table:table-row>
        <table:table-row table:style-name="ro1">
          <table:table-cell table:number-columns-repeated="35"/>
        </table:table-row>
      </table:table>
      <table:database-ranges>
        <table:database-range table:target-range-address="Sheet1.E1:Sheet1.G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ligra="http://www.calligra.org/2005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23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Linux OpenOffice.org_project/411m6$Build-9775</meta:generator>
    <dc:title/>
    <meta:initial-creator>Unknown</meta:initial-creator>
    <meta:editing-cycles>5</meta:editing-cycles>
    <dc:date>2015-05-03T23:07:18</dc:date>
    <meta:creation-date>2015-05-03T15:23:20</meta:creation-date>
    <dc:creator>Juha Aaltonen</dc:creator>
    <meta:editing-duration>PT21M34S</meta:editing-duration>
    <meta:document-statistic meta:table-count="1" meta:cell-count="9272" meta:object-count="0"/>
  </office:meta>
</office:document-meta>
</file>